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8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1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style:text-position="0% 100%" fo:font-family="'Courier New'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style:text-position="sub 58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7cm" svg:height="5.187cm" svg:x="0.824cm" svg:y="0.211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3.807cm" svg:y="0.211cm">
          <text:p text:style-name="P1"><text:span text:style-name="T1">chunk</text:span><text:span text:style-name="T2">t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23cm" svg:y="4.786cm">
          <draw:text-box>
            <text:p text:style-name="P3"><text:span text:style-name="T3"><text:s/></text:span><text:span text:style-name="T3">w </text:span></text:p>
          </draw:text-box>
        </draw:frame>
        <draw:frame draw:style-name="gr3" draw:text-style-name="P4" draw:layer="layout" svg:width="0.761cm" svg:height="0.502cm" svg:x="-0.123cm" svg:y="3.97cm">
          <draw:text-box>
            <text:p text:style-name="P3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4" draw:text-style-name="P4" draw:layer="layout" svg:width="1.061cm" svg:height="0.399cm" svg:x="-0.123cm" svg:y="0.876cm">
          <draw:text-box>
            <text:p text:style-name="P3"><text:span text:style-name="T3"><text:s/></text:span><text:span text:style-name="T3">pop </text:span></text:p>
          </draw:text-box>
        </draw:frame>
        <draw:frame draw:style-name="gr5" draw:text-style-name="P4" draw:layer="layout" svg:width="0.761cm" svg:height="0.502cm" svg:x="-0.123cm" svg:y="3.029cm">
          <draw:text-box>
            <text:p text:style-name="P3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6" draw:text-style-name="P4" draw:layer="layout" svg:width="0.761cm" svg:height="0.502cm" svg:x="-0.123cm" svg:y="2.414cm">
          <draw:text-box>
            <text:p text:style-name="P3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7" draw:text-style-name="P4" draw:layer="layout" svg:width="0.761cm" svg:height="0.502cm" svg:x="-0.123cm" svg:y="1.798cm">
          <draw:text-box>
            <text:p text:style-name="P3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8" draw:text-style-name="P5" draw:layer="layout" draw:type="line" svg:x1="1.439cm" svg:y1="1.2cm" svg:x2="2.143cm" svg:y2="3.083cm" draw:start-shape="id1" draw:start-glue-point="9" draw:end-shape="id2" draw:end-glue-point="5">
          <text:p text:style-name="P3"/>
        </draw:connector>
        <draw:connector draw:style-name="gr8" draw:text-style-name="P5" draw:layer="layout" draw:type="line" svg:x1="1.439cm" svg:y1="1.2cm" svg:x2="2.143cm" svg:y2="2.468cm" draw:start-shape="id1" draw:start-glue-point="9" draw:end-shape="id3" draw:end-glue-point="5">
          <text:p text:style-name="P3"/>
        </draw:connector>
        <draw:frame draw:style-name="gr9" draw:text-style-name="P6" draw:layer="layout" svg:width="0.337cm" svg:height="0.502cm" svg:x="5.127cm" svg:y="5.526cm">
          <draw:text-box>
            <text:p text:style-name="P3"><text:span text:style-name="T5">w</text:span><text:span text:style-name="T6">t</text:span></text:p>
          </draw:text-box>
        </draw:frame>
        <draw:frame draw:style-name="gr9" draw:text-style-name="P7" draw:layer="layout" svg:width="0.582cm" svg:height="0.502cm" svg:x="2.009cm" svg:y="5.526cm">
          <draw:text-box>
            <text:p text:style-name="P3"><text:span text:style-name="T5">w</text:span><text:span text:style-name="T6">t-1</text:span></text:p>
          </draw:text-box>
        </draw:frame>
        <draw:connector draw:style-name="gr8" draw:text-style-name="P5" draw:layer="layout" draw:type="line" svg:x1="1.439cm" svg:y1="1.2cm" svg:x2="2.143cm" svg:y2="1.852cm" draw:start-shape="id1" draw:start-glue-point="9" draw:end-shape="id4" draw:end-glue-point="5">
          <text:p text:style-name="P3"/>
        </draw:connector>
        <draw:custom-shape draw:style-name="gr10" draw:text-style-name="P5" draw:id="id1" draw:layer="layout" svg:width="0.38cm" svg:height="0.38cm" svg:x="1.115cm" svg:y="0.8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2.278cm" svg:y1="4.35cm" svg:x2="2.278cm" svg:y2="4.786cm" draw:start-shape="id5" draw:start-glue-point="8" draw:end-shape="id6" draw:end-glue-point="4">
          <text:p text:style-name="P3"/>
        </draw:connector>
        <draw:custom-shape draw:style-name="gr10" draw:text-style-name="P5" draw:id="id5" draw:layer="layout" svg:width="0.38cm" svg:height="0.38cm" svg:x="2.089cm" svg:y="3.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2" draw:layer="layout" svg:width="0.38cm" svg:height="0.38cm" svg:x="2.089cm" svg:y="3.0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3" draw:layer="layout" svg:width="0.38cm" svg:height="0.38cm" svg:x="2.089cm" svg:y="2.4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4" draw:layer="layout" svg:width="0.38cm" svg:height="0.38cm" svg:x="2.089cm" svg:y="1.7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6" draw:layer="layout" svg:width="0.38cm" svg:height="0.38cm" svg:x="2.089cm" svg:y="4.7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line" svg:x1="2.47cm" svg:y1="1.987cm" svg:x2="5.091cm" svg:y2="1.987cm" draw:start-shape="id7" draw:start-glue-point="2" draw:end-shape="id8" draw:end-glue-point="6">
          <text:p text:style-name="P3"/>
        </draw:connector>
        <draw:connector draw:style-name="gr8" draw:text-style-name="P5" draw:layer="layout" draw:type="line" svg:x1="2.47cm" svg:y1="2.603cm" svg:x2="5.091cm" svg:y2="2.603cm" draw:start-shape="id9" draw:start-glue-point="2" draw:end-shape="id10" draw:end-glue-point="6">
          <text:p text:style-name="P3"/>
        </draw:connector>
        <draw:connector draw:style-name="gr8" draw:text-style-name="P5" draw:layer="layout" draw:type="line" svg:x1="2.47cm" svg:y1="3.218cm" svg:x2="5.091cm" svg:y2="3.218cm" draw:start-shape="id11" draw:start-glue-point="2" draw:end-shape="id12" draw:end-glue-point="6">
          <text:p text:style-name="P3"/>
        </draw:connector>
        <draw:connector draw:style-name="gr8" draw:text-style-name="P5" draw:id="id9" draw:layer="layout" draw:type="line" svg:x1="2.47cm" svg:y1="2.603cm" svg:x2="5.091cm" svg:y2="3.218cm" draw:end-shape="id12" draw:end-glue-point="6">
          <text:p text:style-name="P3"/>
        </draw:connector>
        <draw:connector draw:style-name="gr8" draw:text-style-name="P5" draw:layer="layout" draw:type="line" svg:x1="2.469cm" svg:y1="1.988cm" svg:x2="5.091cm" svg:y2="3.218cm" draw:start-shape="id4" draw:end-shape="id12" draw:end-glue-point="6">
          <text:p text:style-name="P3"/>
        </draw:connector>
        <draw:connector draw:style-name="gr8" draw:text-style-name="P5" draw:layer="layout" draw:type="line" svg:x1="4.441cm" svg:y1="1.2cm" svg:x2="5.145cm" svg:y2="3.083cm" draw:start-shape="id13" draw:start-glue-point="9" draw:end-shape="id12" draw:end-glue-point="5">
          <text:p text:style-name="P3"/>
        </draw:connector>
        <draw:connector draw:style-name="gr8" draw:text-style-name="P5" draw:id="id7" draw:layer="layout" draw:type="line" svg:x1="2.47cm" svg:y1="1.987cm" svg:x2="5.091cm" svg:y2="2.603cm" draw:end-shape="id10" draw:end-glue-point="6">
          <text:p text:style-name="P3"/>
        </draw:connector>
        <draw:connector draw:style-name="gr8" draw:text-style-name="P5" draw:layer="layout" draw:type="line" svg:x1="4.441cm" svg:y1="1.2cm" svg:x2="5.145cm" svg:y2="2.468cm" draw:start-shape="id13" draw:start-glue-point="9" draw:end-shape="id10" draw:end-glue-point="5">
          <text:p text:style-name="P3"/>
        </draw:connector>
        <draw:connector draw:style-name="gr8" draw:text-style-name="P5" draw:layer="layout" draw:type="line" svg:x1="2.47cm" svg:y1="2.603cm" svg:x2="5.091cm" svg:y2="1.987cm" draw:start-shape="id9" draw:start-glue-point="2" draw:end-shape="id8" draw:end-glue-point="6">
          <text:p text:style-name="P3"/>
        </draw:connector>
        <draw:connector draw:style-name="gr8" draw:text-style-name="P5" draw:id="id11" draw:layer="layout" draw:type="line" svg:x1="2.47cm" svg:y1="3.218cm" svg:x2="5.091cm" svg:y2="2.603cm" draw:end-shape="id10" draw:end-glue-point="6">
          <text:p text:style-name="P3"/>
        </draw:connector>
        <draw:connector draw:style-name="gr8" draw:text-style-name="P5" draw:layer="layout" draw:type="line" svg:x1="2.469cm" svg:y1="4.159cm" svg:x2="5.091cm" svg:y2="3.218cm" draw:start-shape="id5" draw:start-glue-point="10" draw:end-shape="id12" draw:end-glue-point="6">
          <text:p text:style-name="P3"/>
        </draw:connector>
        <draw:connector draw:style-name="gr8" draw:text-style-name="P5" draw:layer="layout" draw:type="line" svg:x1="4.441cm" svg:y1="1.2cm" svg:x2="5.145cm" svg:y2="1.852cm" draw:start-shape="id13" draw:start-glue-point="9" draw:end-shape="id8" draw:end-glue-point="5">
          <text:p text:style-name="P3"/>
        </draw:connector>
        <draw:connector draw:style-name="gr13" draw:text-style-name="P5" draw:layer="layout" draw:type="line" svg:x1="2.413cm" svg:y1="1.852cm" svg:x2="4.171cm" svg:y2="1.2cm" draw:start-shape="id4" draw:start-glue-point="11" draw:end-shape="id13" draw:end-glue-point="7">
          <text:p text:style-name="P3"/>
        </draw:connector>
        <draw:connector draw:style-name="gr13" draw:text-style-name="P5" draw:layer="layout" draw:type="line" svg:x1="2.413cm" svg:y1="2.468cm" svg:x2="4.171cm" svg:y2="1.2cm" draw:start-shape="id3" draw:start-glue-point="11" draw:end-shape="id13" draw:end-glue-point="7">
          <text:p text:style-name="P3"/>
        </draw:connector>
        <draw:connector draw:style-name="gr13" draw:text-style-name="P5" draw:layer="layout" draw:type="line" svg:x1="2.413cm" svg:y1="3.083cm" svg:x2="4.171cm" svg:y2="1.2cm" draw:start-shape="id2" draw:start-glue-point="11" draw:end-shape="id13" draw:end-glue-point="7">
          <text:p text:style-name="P3"/>
        </draw:connector>
        <draw:connector draw:style-name="gr13" draw:text-style-name="P5" draw:layer="layout" draw:type="line" svg:x1="2.413cm" svg:y1="4.024cm" svg:x2="4.171cm" svg:y2="1.2cm" draw:start-shape="id5" draw:start-glue-point="11" draw:end-shape="id13" draw:end-glue-point="7">
          <text:p text:style-name="P3"/>
        </draw:connector>
        <draw:custom-shape draw:style-name="gr10" draw:text-style-name="P5" draw:id="id13" draw:layer="layout" svg:width="0.38cm" svg:height="0.38cm" svg:x="4.117cm" svg:y="0.8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5.28cm" svg:y1="4.35cm" svg:x2="5.28cm" svg:y2="4.786cm" draw:start-shape="id14" draw:start-glue-point="8" draw:end-shape="id15" draw:end-glue-point="4">
          <text:p text:style-name="P3"/>
        </draw:connector>
        <draw:custom-shape draw:style-name="gr10" draw:text-style-name="P5" draw:id="id14" draw:layer="layout" svg:width="0.38cm" svg:height="0.38cm" svg:x="5.091cm" svg:y="3.9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12" draw:layer="layout" svg:width="0.38cm" svg:height="0.38cm" svg:x="5.091cm" svg:y="3.0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10" draw:layer="layout" svg:width="0.38cm" svg:height="0.38cm" svg:x="5.091cm" svg:y="2.4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8" draw:layer="layout" svg:width="0.38cm" svg:height="0.38cm" svg:x="5.091cm" svg:y="1.7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5" draw:layer="layout" svg:width="0.38cm" svg:height="0.38cm" svg:x="5.091cm" svg:y="4.7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5.28cm" svg:y1="3.409cm" svg:x2="5.28cm" svg:y2="3.97cm" draw:start-shape="id12" draw:start-glue-point="8" draw:end-shape="id14" draw:end-glue-point="4">
          <text:p text:style-name="P3"/>
        </draw:connector>
        <draw:connector draw:style-name="gr11" draw:text-style-name="P5" draw:layer="layout" draw:type="curve" draw:line-skew="0.396cm 1.837cm" svg:x1="5.145cm" svg:y1="2.738cm" svg:x2="5.28cm" svg:y2="3.97cm" draw:start-shape="id10" draw:start-glue-point="7" draw:end-shape="id14" draw:end-glue-point="4">
          <text:p text:style-name="P3"/>
        </draw:connector>
        <draw:connector draw:style-name="gr11" draw:text-style-name="P5" draw:layer="layout" draw:type="curve" draw:line-skew="0.157cm 0.67cm" svg:x1="5.145cm" svg:y1="2.122cm" svg:x2="5.28cm" svg:y2="3.97cm" draw:start-shape="id8" draw:start-glue-point="7" draw:end-shape="id14" draw:end-glue-point="4">
          <text:p text:style-name="P3"/>
        </draw:connector>
        <draw:connector draw:style-name="gr11" draw:text-style-name="P5" draw:layer="layout" draw:type="curve" draw:line-skew="0.326cm 1.793cm" svg:x1="2.143cm" svg:y1="2.738cm" svg:x2="2.278cm" svg:y2="3.97cm" draw:start-shape="id3" draw:start-glue-point="7" draw:end-shape="id5" draw:end-glue-point="4">
          <text:p text:style-name="P3"/>
        </draw:connector>
        <draw:connector draw:style-name="gr11" draw:text-style-name="P5" draw:layer="layout" draw:type="curve" draw:line-skew="0.128cm 0.624cm" svg:x1="2.143cm" svg:y1="2.122cm" svg:x2="2.278cm" svg:y2="3.97cm" draw:start-shape="id4" draw:start-glue-point="7" draw:end-shape="id5" draw:end-glue-point="4">
          <text:p text:style-name="P3"/>
        </draw:connector>
        <draw:connector draw:style-name="gr11" draw:text-style-name="P5" draw:layer="layout" draw:type="curve" svg:x1="2.278cm" svg:y1="3.409cm" svg:x2="2.278cm" svg:y2="3.97cm" draw:start-shape="id2" draw:start-glue-point="8" draw:end-shape="id5" draw:end-glue-point="4">
          <text:p text:style-name="P3"/>
        </draw:connector>
        <draw:connector draw:style-name="gr11" draw:text-style-name="P5" draw:layer="layout" draw:type="curve" draw:line-skew="-0.177cm 0.392cm" svg:x1="5.471cm" svg:y1="3.218cm" svg:x2="5.28cm" svg:y2="4.786cm" draw:start-shape="id12" draw:start-glue-point="10" draw:end-shape="id15" draw:end-glue-point="4">
          <text:p text:style-name="P3"/>
        </draw:connector>
        <draw:connector draw:style-name="gr11" draw:text-style-name="P5" draw:layer="layout" draw:type="curve" draw:line-skew="0cm 0.739cm" svg:x1="5.471cm" svg:y1="2.603cm" svg:x2="5.28cm" svg:y2="4.786cm" draw:start-shape="id10" draw:start-glue-point="10" draw:end-shape="id15" draw:end-glue-point="4">
          <text:p text:style-name="P3"/>
        </draw:connector>
        <draw:connector draw:style-name="gr11" draw:text-style-name="P5" draw:layer="layout" draw:type="curve" draw:line-skew="0.168cm 1.093cm" svg:x1="5.471cm" svg:y1="1.987cm" svg:x2="5.28cm" svg:y2="4.786cm" draw:start-shape="id8" draw:start-glue-point="10" draw:end-shape="id15" draw:end-glue-point="4">
          <text:p text:style-name="P3"/>
        </draw:connector>
        <draw:connector draw:style-name="gr11" draw:text-style-name="P5" draw:layer="layout" draw:type="curve" draw:line-skew="-0.178cm 0.354cm" svg:x1="2.469cm" svg:y1="3.218cm" svg:x2="2.278cm" svg:y2="4.786cm" draw:start-shape="id2" draw:start-glue-point="10" draw:end-shape="id6" draw:end-glue-point="4">
          <text:p text:style-name="P3"/>
        </draw:connector>
        <draw:connector draw:style-name="gr11" draw:text-style-name="P5" draw:layer="layout" draw:type="curve" draw:line-skew="0.012cm 0.71cm" svg:x1="2.469cm" svg:y1="2.603cm" svg:x2="2.278cm" svg:y2="4.786cm" draw:start-shape="id3" draw:start-glue-point="10" draw:end-shape="id6" draw:end-glue-point="4">
          <text:p text:style-name="P3"/>
        </draw:connector>
        <draw:connector draw:style-name="gr11" draw:text-style-name="P5" draw:layer="layout" draw:type="curve" draw:line-skew="0.17cm 1.075cm" svg:x1="2.469cm" svg:y1="1.987cm" svg:x2="2.278cm" svg:y2="4.786cm" draw:start-shape="id4" draw:start-glue-point="10" draw:end-shape="id6" draw:end-glue-point="4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6.8cm" fo:page-height="6.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7-12T18:04:48</dc:date>
    <dc:language>en-US</dc:language>
    <meta:editing-cycles>41</meta:editing-cycles>
    <meta:editing-duration>PT7H42M52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